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212cm" fo:min-width="1.962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0.999cm" svg:y="0.997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139.631570052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4T00:35:54.072098557</meta:creation-date>
    <dc:date>2023-05-24T00:40:44.906565131</dc:date>
    <meta:editing-duration>PT4M52S</meta:editing-duration>
    <meta:editing-cycles>1</meta:editing-cycles>
    <meta:document-statistic meta:object-count="1"/>
    <meta:generator>LibreOffice/7.1.8.1$Linux_X86_64 LibreOffice_project/10$Build-1</meta:generator>
  </office:meta>
</office:document-meta>
</file>